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fc7a" officeooo:paragraph-rsid="0006fc7a"/>
    </style:style>
    <style:style style:name="P2" style:family="paragraph" style:parent-style-name="Standard">
      <style:text-properties officeooo:rsid="0008387f" officeooo:paragraph-rsid="0008387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 día programando en Flutter </text:p>
      <text:p text:style-name="P1"/>
      <text:p text:style-name="P1">[Música LOFI de fondo]</text:p>
      <text:p text:style-name="P1"/>
      <text:p text:style-name="P1">Hola , hace tiempo que quería empezar con este video y es que una de las razones por las que empecé mi canal de Youtube fue para hablar de Flutter y porque para mi es tan importante. </text:p>
      <text:p text:style-name="P1"/>
      <text:p text:style-name="P1">Flutter es un framework , para quien no conozca la palabra framework , yo siempre digo que es como un conjunto de herramientas. En este caso junto con Dart que es un lenguaje de programación muy similar a Javascript puedes llegar a crear aplicaciones de todo tipo. Desde aplicaciones para móvil <text:s/>, escritorio e incluso web , sin olvidar recalcar que da igual el sistema operativo que utilices debido a que esta tecnología funciona tanto para Apple , Linux y Windows. </text:p>
      <text:p text:style-name="P1"/>
      <text:p text:style-name="P1">Hoy yo voy a continuar con una aplicación llamada “Pharsal words”, brevemente me gusta considerarla como una mezcla entre Kahoot y Duolingo y es la idea que tenía por que ahora mismo no quería hacer algo ultra mega complicado , solo hacer un proyecto bueno , bonito y barato pero sobre todo escalable y esto es algo importante. </text:p>
      <text:p text:style-name="P1"/>
      <text:p text:style-name="P1">Cuando comienzas a programar es muy importante como diseñar pero también como implementar una lógica, evitar errores comunes o elegir un buen patrón de arquitectura para hacer tu aplicación escalable y aquí es donde entra mi aplicación. </text:p>
      <text:p text:style-name="P1"/>
      <text:p text:style-name="P1">[Quiero que sea perfecto]</text:p>
      <text:p text:style-name="P1">Desde que comencé el proyecto me centre en que todo el código fuese legible , mantenible y escalable . Quería que si algún día enseñase mi aplicación a una empresa o dentro de 6 meses quería modificar el código saber por donde tirar sin arrancarme los pelos. </text:p>
      <text:p text:style-name="P1"/>
      <text:p text:style-name="P1">Me costo mucho tiempo aprender a como implementar el patrón de arquitectura , de hecho , al principio no le miraba el sentido , pensaba que solo le añadía complejidad al código pero no me estaba dando cuenta de futuros problemas, desarrolle muchas cosas e incluso webs enteras que a día de hoy para entender su código prefiero empezar de 0 . </text:p>
      <text:p text:style-name="P1"/>
      <text:p text:style-name="P2">[Ejemplo de mi web]</text:p>
      <text:p text:style-name="P2">Esta página web la desarolle el año pasado , me llevo mucho esfuerzo y trabajo que a día de hoy no puedo aprovechar ni el 80% del código, funciona de aquella manera pero no tan bien como me gustaría pero da igual , por qué no puedo arreglarla o por lo menos de manera sencilla. <text:line-break/><text:line-break/>[Archivos json]</text:p>
      <text:p text:style-name="P2">Como dije antes quiero que mi app sea buena, bonita y barata y es que las aplicaciones utilizan muchos servicios como autenticación o bases de datos. Normalmente puedes optar por servicios que estan realmente bien como Firebase de Google o Supabase , los dos tienen un plan gratuito de cierto flujo de tráfico , esto significa que cuando te pases de a lo mejor esas 1.000 solicitudes diarias a tu base de datos te empezarán a cobrar. </text:p>
      <text:p text:style-name="P2"/>
      <text:p text:style-name="P2">[Pagos]</text:p>
      <text:p text:style-name="P2">Lo mas probable cuando estas empezando es que no tengas que pagar nada pero es importante hacer un plan aproximado de escalabilidad para saber cuando tendrás que pagar en un futuro si de repente tu aplicación pega el boom (ojalá)</text:p>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4T18:43:30.500835300</meta:creation-date>
    <dc:date>2025-09-24T19:51:27.698304500</dc:date>
    <meta:editing-duration>PT26M57S</meta:editing-duration>
    <meta:editing-cycles>2</meta:editing-cycles>
    <meta:generator>LibreOffice/25.2.5.2$Windows_X86_64 LibreOffice_project/03d19516eb2e1dd5d4ccd751a0d6f35f35e08022</meta:generator>
    <meta:document-statistic meta:table-count="0" meta:image-count="0" meta:object-count="0" meta:page-count="1" meta:paragraph-count="14" meta:word-count="514" meta:character-count="2877" meta:non-whitespace-character-count="2366"/>
  </office:meta>
</office:document-meta>
</file>